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1.5in" fo:text-indent="0.5in">
        <style:tab-stops/>
      </style:paragraph-properties>
    </style:style>
    <style:style style:name="P2" style:parent-style-name="Normal" style:family="paragraph">
      <style:paragraph-properties fo:margin-left="0.5in" fo:text-indent="0.5in">
        <style:tab-stops/>
      </style:paragraph-properties>
    </style:style>
    <style:style style:name="P3" style:parent-style-name="Normal" style:family="paragraph">
      <style:paragraph-properties fo:margin-left="2in" fo:text-indent="0.5in">
        <style:tab-stops/>
      </style:paragraph-properties>
    </style:style>
    <style:style style:name="P4" style:parent-style-name="Normal" style:family="paragraph">
      <style:paragraph-properties fo:margin-left="1.5in" fo:text-indent="0.5in">
        <style:tab-stops/>
      </style:paragraph-properties>
    </style:style>
    <style:style style:name="P5" style:parent-style-name="Normal" style:family="paragraph">
      <style:paragraph-properties fo:margin-left="1in" fo:text-indent="0.5in">
        <style:tab-stops/>
      </style:paragraph-properties>
    </style:style>
    <style:style style:name="P6" style:parent-style-name="Normal" style:family="paragraph">
      <style:paragraph-properties fo:margin-left="1.5in" fo:text-indent="0.5in">
        <style:tab-stops/>
      </style:paragraph-properties>
    </style:style>
    <style:style style:name="P7" style:parent-style-name="Normal" style:family="paragraph">
      <style:paragraph-properties fo:margin-left="2in" fo:text-indent="0.5in">
        <style:tab-stops/>
      </style:paragraph-properties>
    </style:style>
    <style:style style:name="P8" style:parent-style-name="Normal" style:family="paragraph">
      <style:paragraph-properties fo:margin-left="1.5in" fo:text-indent="0.5in">
        <style:tab-stops/>
      </style:paragraph-properties>
    </style:style>
    <style:style style:name="P9" style:parent-style-name="Normal" style:family="paragraph">
      <style:paragraph-properties fo:margin-left="2in" fo:text-indent="0.5in">
        <style:tab-stops/>
      </style:paragraph-properties>
    </style:style>
  </office:automatic-styles>
  <office:body>
    <office:text text:use-soft-page-breaks="true">
      <text:p text:style-name="P1">Assignment-7-21/05/2020</text:p>
      <text:p text:style-name="Normal">Q1:- Develop a mini project – Library Management System as per the following instructions, using collections and Sterilization/Deserialization:</text:p>
      <text:p text:style-name="Normal"/>
      <text:p text:style-name="Normal">1. User must be able to add a Book</text:p>
      <text:p text:style-name="Normal"/>
      <text:p text:style-name="Normal">2. User must be able to remove a Book</text:p>
      <text:p text:style-name="Normal"/>
      <text:p text:style-name="Normal">3. User must be able to display all Books</text:p>
      <text:p text:style-name="Normal"/>
      <text:p text:style-name="Normal">4. User must be able to quit</text:p>
      <text:p text:style-name="Normal"/>
      <text:p text:style-name="Normal">5. Multi-layer architecture has to be followed</text:p>
      <text:p text:style-name="Normal"/>
      <text:p text:style-name="Normal">Use appropriate user defined exceptions and exception handling.</text:p>
      <text:p text:style-name="Normal"/>
      <text:p text:style-name="P2">(LibraryManagementSystemApp.java)-UI Package</text:p>
      <text:p text:style-name="Normal"/>
      <text:p text:style-name="Normal">package com.dxc.lms.ui;</text:p>
      <text:p text:style-name="Normal"/>
      <text:p text:style-name="Normal">import java.time.LocalDate;</text:p>
      <text:p text:style-name="Normal">import java.time.format.DateTimeFormatter;</text:p>
      <text:p text:style-name="Normal">import java.util.List;</text:p>
      <text:p text:style-name="Normal">import java.util.Scanner;</text:p>
      <text:p text:style-name="Normal"/>
      <text:p text:style-name="Normal">import com.dxc.lms.exception.LibraryException;</text:p>
      <text:p text:style-name="Normal">import com.dxc.lms.model.Book;</text:p>
      <text:p text:style-name="Normal">import com.dxc.lms.service.BookService;</text:p>
      <text:p text:style-name="Normal">import com.dxc.lms.service.BookServiceImpl;</text:p>
      <text:p text:style-name="Normal"/>
      <text:p text:style-name="Normal">public class LibraryManagementSystemApp {</text:p>
      <text:p text:style-name="Normal"/>
      <text:p text:style-name="Normal"><text:tab/>private static Scanner kbScanner;</text:p>
      <text:p text:style-name="Normal"><text:tab/>private static BookService bookService;</text:p>
      <text:p text:style-name="Normal"><text:tab/>private static final String DATE_FORMAT = "dd-MM-yyyy";</text:p>
      <text:p text:style-name="Normal"/>
      <text:p text:style-name="Normal"><text:tab/>private static void doAddBook() {</text:p>
      <text:p text:style-name="Normal"/>
      <text:p text:style-name="Normal"><text:tab/><text:tab/>Book book = new Book();</text:p>
      <text:p text:style-name="Normal"><text:tab/><text:tab/>System.out.println("bcode &gt;&gt;");</text:p>
      <text:p text:style-name="Normal"><text:tab/><text:tab/>while(!kbScanner.hasNextInt()) {</text:p>
      <text:p text:style-name="Normal"><text:tab/><text:tab/><text:tab/>System.out.println("Integer Expected");</text:p>
      <text:p text:style-name="Normal"><text:tab/><text:tab/><text:tab/>System.out.println("Bcode &gt;&gt;");</text:p>
      <text:p text:style-name="Normal"><text:tab/><text:tab/>}</text:p>
      <text:p text:style-name="Normal"><text:tab/><text:tab/>book.setBcode(kbScanner.nextInt());</text:p>
      <text:p text:style-name="Normal"/>
      <text:p text:style-name="Normal"><text:tab/><text:tab/>System.out.println("Name &gt;&gt;");</text:p>
      <text:p text:style-name="Normal"><text:tab/><text:tab/>book.setBname(kbScanner.next());</text:p>
      <text:p text:style-name="Normal"/>
      <text:p text:style-name="Normal"><text:tab/><text:tab/>System.out.println("Price &gt;&gt;");<text:s/></text:p>
      <text:p text:style-name="Normal"><text:tab/><text:tab/>while(!kbScanner.hasNextDouble()) {</text:p>
      <text:p text:style-name="Normal"><text:tab/><text:tab/><text:tab/>System.out.println("A fractional number Expected");</text:p>
      <text:p text:style-name="Normal"><text:tab/><text:tab/><text:tab/>System.out.println("Price &gt;&gt;");</text:p>
      <text:p text:style-name="Normal"><text:tab/><text:tab/>}</text:p>
      <text:p text:style-name="Normal"><text:tab/><text:tab/>book.setPrice(kbScanner.nextDouble());</text:p>
      <text:p text:style-name="Normal"/>
      <text:p text:style-name="Normal"><text:tab/><text:tab/>System.out.print("PackageDate("+DATE_FORMAT+")&gt;&gt; ");</text:p>
      <text:p text:style-name="Normal"><text:tab/><text:tab/>String pdStr = kbScanner.next();</text:p>
      <text:soft-page-break/>
      <text:p text:style-name="Normal"><text:tab/><text:tab/>book.setPackageDate(LocalDate.parse(pdStr, DateTimeFormatter.ofPattern(DATE_FORMAT)));</text:p>
      <text:p text:style-name="Normal"/>
      <text:p text:style-name="Normal"><text:tab/><text:tab/>try {</text:p>
      <text:p text:style-name="Normal"><text:tab/><text:tab/><text:tab/>bookService.addBook(book);</text:p>
      <text:p text:style-name="Normal"><text:tab/><text:tab/><text:tab/>System.out.println("Book is Saved!");</text:p>
      <text:p text:style-name="Normal"><text:tab/><text:tab/>} catch (LibraryException e) {</text:p>
      <text:p text:style-name="Normal"><text:tab/><text:tab/><text:tab/>System.out.println(e.getMessage());</text:p>
      <text:p text:style-name="Normal"><text:tab/><text:tab/>}</text:p>
      <text:p text:style-name="Normal"><text:tab/>}</text:p>
      <text:p text:style-name="Normal"><text:tab/>private static void doDisplayBook() {</text:p>
      <text:p text:style-name="Normal"/>
      <text:p text:style-name="Normal"><text:tab/><text:tab/>List&lt;Book&gt; bookList = bookService.getAllBooks();</text:p>
      <text:p text:style-name="Normal"/>
      <text:p text:style-name="Normal"><text:tab/><text:tab/>if(bookList == null || bookList.size()==0) {</text:p>
      <text:p text:style-name="Normal"><text:tab/><text:tab/><text:tab/>System.out.println("No records found");</text:p>
      <text:p text:style-name="Normal"><text:tab/><text:tab/>} else {</text:p>
      <text:p text:style-name="Normal"/>
      <text:p text:style-name="Normal"><text:tab/><text:tab/><text:tab/>DateTimeFormatter dtf = DateTimeFormatter.ofPattern(DATE_FORMAT);</text:p>
      <text:p text:style-name="Normal"><text:tab/><text:tab/><text:tab/>System.out.println("BCode\tName\tPrice\tPackageDate");</text:p>
      <text:p text:style-name="Normal"><text:tab/><text:tab/><text:tab/>System.out.println("=================================");</text:p>
      <text:p text:style-name="Normal"><text:tab/><text:tab/><text:tab/>for(Book book : bookList) {</text:p>
      <text:p text:style-name="Normal"><text:tab/><text:tab/><text:tab/><text:tab/>System.out.println(book.getBcode() +"\t"+ book.getBname() +"\t"+ book.getPrice() +"\t"+ book.getPackageDate().format(dtf));</text:p>
      <text:p text:style-name="Normal"><text:tab/><text:tab/><text:tab/>}</text:p>
      <text:p text:style-name="Normal"><text:tab/><text:tab/>}</text:p>
      <text:p text:style-name="Normal"><text:tab/>}</text:p>
      <text:p text:style-name="Normal"><text:tab/>private static void <text:s/>doDeleteBook() {</text:p>
      <text:p text:style-name="Normal"/>
      <text:soft-page-break/>
      <text:p text:style-name="Normal"><text:tab/><text:tab/>System.out.println("Bcode &gt;&gt;");</text:p>
      <text:p text:style-name="Normal"><text:tab/><text:tab/>while(!kbScanner.hasNextInt()) {</text:p>
      <text:p text:style-name="Normal"><text:tab/><text:tab/><text:tab/>System.out.println("Integer Expected");</text:p>
      <text:p text:style-name="Normal"><text:tab/><text:tab/><text:tab/>System.out.println("Bcode &gt;&gt;");</text:p>
      <text:p text:style-name="Normal"><text:tab/><text:tab/>}</text:p>
      <text:p text:style-name="Normal"><text:tab/><text:tab/>int bcode = kbScanner.nextInt();</text:p>
      <text:p text:style-name="Normal"/>
      <text:p text:style-name="Normal"><text:tab/><text:tab/>try {</text:p>
      <text:p text:style-name="Normal"/>
      <text:p text:style-name="Normal"><text:tab/><text:tab/><text:tab/>bookService.deleteBook(bcode);</text:p>
      <text:p text:style-name="Normal"><text:tab/><text:tab/><text:tab/>System.out.println("Item Got Deleted");</text:p>
      <text:p text:style-name="Normal"><text:tab/><text:tab/>} catch (LibraryException e) {</text:p>
      <text:p text:style-name="Normal"><text:tab/><text:tab/><text:tab/>System.out.println(e.getMessage());</text:p>
      <text:p text:style-name="Normal"><text:tab/><text:tab/>}</text:p>
      <text:p text:style-name="Normal"><text:tab/>}</text:p>
      <text:p text:style-name="Normal"/>
      <text:p text:style-name="Normal"><text:tab/>public static void main(String[] args) {</text:p>
      <text:p text:style-name="Normal"/>
      <text:p text:style-name="Normal"><text:tab/><text:tab/>kbScanner = new Scanner(System.in);</text:p>
      <text:p text:style-name="Normal"/>
      <text:p text:style-name="Normal"><text:tab/><text:tab/>try {</text:p>
      <text:p text:style-name="Normal"><text:tab/><text:tab/><text:tab/>bookService = new BookServiceImpl();</text:p>
      <text:p text:style-name="Normal"><text:tab/><text:tab/>} catch (LibraryException e) {</text:p>
      <text:p text:style-name="Normal"><text:tab/><text:tab/><text:tab/></text:p>
      <text:p text:style-name="Normal"><text:tab/><text:tab/><text:tab/>System.out.println(e.getMessage());</text:p>
      <text:p text:style-name="Normal"><text:tab/><text:tab/>}</text:p>
      <text:p text:style-name="Normal"><text:tab/><text:tab/>Menu menu = null;</text:p>
      <text:p text:style-name="Normal"/>
      <text:p text:style-name="Normal"><text:tab/><text:tab/>while(menu != Menu.QUIT) {</text:p>
      <text:p text:style-name="Normal"/>
      <text:p text:style-name="Normal"><text:tab/><text:tab/><text:tab/>System.out.println("Choice\tMenu");</text:p>
      <text:p text:style-name="Normal"/>
      <text:p text:style-name="Normal"><text:tab/><text:tab/><text:tab/>for(Menu m : Menu.values()) {</text:p>
      <text:p text:style-name="Normal"><text:tab/><text:tab/><text:tab/><text:tab/>System.out.println((m.ordinal()+1) +"\t"+ m);</text:p>
      <text:p text:style-name="Normal"><text:tab/><text:tab/><text:tab/>}</text:p>
      <text:p text:style-name="Normal"/>
      <text:p text:style-name="Normal"><text:tab/><text:tab/><text:tab/>System.out.println("Choice&gt;&gt; ");</text:p>
      <text:p text:style-name="Normal"><text:tab/><text:tab/><text:tab/>int choice = kbScanner.nextInt();</text:p>
      <text:p text:style-name="Normal"><text:tab/><text:tab/><text:tab/>int ordinal = choice-1;</text:p>
      <text:p text:style-name="Normal"/>
      <text:p text:style-name="Normal"><text:tab/><text:tab/><text:tab/>if(ordinal &gt;= 0 &amp;&amp; ordinal&lt;menu.values().length) {</text:p>
      <text:p text:style-name="Normal"><text:tab/><text:tab/><text:tab/><text:tab/>menu = Menu.values()[ordinal];</text:p>
      <text:p text:style-name="Normal"><text:tab/><text:tab/><text:tab/>} else {</text:p>
      <text:p text:style-name="Normal"><text:tab/><text:tab/><text:tab/><text:tab/>System.out.println("Invalid choice");</text:p>
      <text:p text:style-name="Normal"><text:tab/><text:tab/><text:tab/><text:tab/>continue;</text:p>
      <text:p text:style-name="Normal"><text:tab/><text:tab/><text:tab/>}</text:p>
      <text:p text:style-name="Normal"/>
      <text:p text:style-name="Normal"><text:tab/><text:tab/><text:tab/>switch(menu) {</text:p>
      <text:p text:style-name="Normal"><text:tab/><text:tab/><text:tab/>case ADD: doAddBook(); break;</text:p>
      <text:p text:style-name="Normal"><text:tab/><text:tab/><text:tab/>case DELETE: doDeleteBook(); break;</text:p>
      <text:p text:style-name="Normal"><text:tab/><text:tab/><text:tab/>case DISPLAY: doDisplayBook(); break;</text:p>
      <text:p text:style-name="Normal"><text:tab/><text:tab/><text:tab/>case QUIT: System.out.println("Application Closed"); break;</text:p>
      <text:p text:style-name="Normal"><text:tab/><text:tab/><text:tab/>default: System.out.println("Invalid choice "); break;</text:p>
      <text:p text:style-name="Normal"><text:tab/><text:tab/><text:tab/>}</text:p>
      <text:p text:style-name="Normal"><text:tab/><text:tab/>}</text:p>
      <text:p text:style-name="Normal"/>
      <text:p text:style-name="Normal"><text:tab/><text:tab/>kbScanner.close();</text:p>
      <text:p text:style-name="Normal"><text:tab/>}</text:p>
      <text:soft-page-break/>
      <text:p text:style-name="Normal">}</text:p>
      <text:p text:style-name="Normal"/>
      <text:p text:style-name="P3">(Menu.java)</text:p>
      <text:p text:style-name="Normal"/>
      <text:p text:style-name="Normal">package com.dxc.lms.ui;</text:p>
      <text:p text:style-name="Normal"/>
      <text:p text:style-name="Normal">public enum Menu {</text:p>
      <text:p text:style-name="Normal"/>
      <text:p text:style-name="Normal"><text:tab/>ADD,DISPLAY,DELETE,QUIT;</text:p>
      <text:p text:style-name="Normal">}</text:p>
      <text:p text:style-name="Normal"/>
      <text:p text:style-name="P4">(Book.java)-Model Package</text:p>
      <text:p text:style-name="Normal"/>
      <text:p text:style-name="Normal">package com.dxc.lms.model;</text:p>
      <text:p text:style-name="Normal"/>
      <text:p text:style-name="Normal">import java.io.Serializable;</text:p>
      <text:p text:style-name="Normal">import java.time.LocalDate;</text:p>
      <text:p text:style-name="Normal"/>
      <text:p text:style-name="Normal">public class Book implements Serializable{</text:p>
      <text:p text:style-name="Normal"/>
      <text:p text:style-name="Normal"><text:tab/>private int bcode;</text:p>
      <text:p text:style-name="Normal"><text:tab/>private String bname;</text:p>
      <text:p text:style-name="Normal"><text:tab/>private double price;</text:p>
      <text:p text:style-name="Normal"><text:tab/>private LocalDate packageDate;</text:p>
      <text:p text:style-name="Normal"><text:tab/></text:p>
      <text:p text:style-name="Normal"><text:tab/>public Book() {</text:p>
      <text:p text:style-name="Normal"><text:tab/><text:tab/>//left unimplemented</text:p>
      <text:p text:style-name="Normal"><text:tab/>}</text:p>
      <text:p text:style-name="Normal"/>
      <text:soft-page-break/>
      <text:p text:style-name="Normal"><text:tab/>public Book(int bcode, String bname, double price, LocalDate packageDate) {</text:p>
      <text:p text:style-name="Normal"><text:tab/><text:tab/>super();</text:p>
      <text:p text:style-name="Normal"><text:tab/><text:tab/>this.bcode = bcode;</text:p>
      <text:p text:style-name="Normal"><text:tab/><text:tab/>this.bname = bname;</text:p>
      <text:p text:style-name="Normal"><text:tab/><text:tab/>this.price = price;</text:p>
      <text:p text:style-name="Normal"><text:tab/><text:tab/>this.packageDate = packageDate;</text:p>
      <text:p text:style-name="Normal"><text:tab/>}</text:p>
      <text:p text:style-name="Normal"/>
      <text:p text:style-name="Normal"><text:tab/>public int getBcode() {</text:p>
      <text:p text:style-name="Normal"><text:tab/><text:tab/>return bcode;</text:p>
      <text:p text:style-name="Normal"><text:tab/>}</text:p>
      <text:p text:style-name="Normal"/>
      <text:p text:style-name="Normal"><text:tab/>public void setBcode(int bcode) {</text:p>
      <text:p text:style-name="Normal"><text:tab/><text:tab/>this.bcode = bcode;</text:p>
      <text:p text:style-name="Normal"><text:tab/>}</text:p>
      <text:p text:style-name="Normal"/>
      <text:p text:style-name="Normal"><text:tab/>public String getBname() {</text:p>
      <text:p text:style-name="Normal"><text:tab/><text:tab/>return bname;</text:p>
      <text:p text:style-name="Normal"><text:tab/>}</text:p>
      <text:p text:style-name="Normal"/>
      <text:p text:style-name="Normal"><text:tab/>public void setBname(String bname) {</text:p>
      <text:p text:style-name="Normal"><text:tab/><text:tab/>this.bname = bname;</text:p>
      <text:p text:style-name="Normal"><text:tab/>}</text:p>
      <text:p text:style-name="Normal"/>
      <text:p text:style-name="Normal"><text:tab/>public double getPrice() {</text:p>
      <text:p text:style-name="Normal"><text:tab/><text:tab/>return price;</text:p>
      <text:p text:style-name="Normal"><text:tab/>}</text:p>
      <text:p text:style-name="Normal"/>
      <text:p text:style-name="Normal"><text:tab/>public void setPrice(double price) {</text:p>
      <text:soft-page-break/>
      <text:p text:style-name="Normal"><text:tab/><text:tab/>this.price = price;</text:p>
      <text:p text:style-name="Normal"><text:tab/>}</text:p>
      <text:p text:style-name="Normal"/>
      <text:p text:style-name="Normal"><text:tab/>public LocalDate getPackageDate() {</text:p>
      <text:p text:style-name="Normal"><text:tab/><text:tab/>return packageDate;</text:p>
      <text:p text:style-name="Normal"><text:tab/>}</text:p>
      <text:p text:style-name="Normal"/>
      <text:p text:style-name="Normal"><text:tab/>public void setPackageDate(LocalDate packageDate) {</text:p>
      <text:p text:style-name="Normal"><text:tab/><text:tab/>this.packageDate = packageDate;</text:p>
      <text:p text:style-name="Normal"><text:tab/>}</text:p>
      <text:p text:style-name="Normal"><text:tab/></text:p>
      <text:p text:style-name="Normal"><text:tab/></text:p>
      <text:p text:style-name="Normal">}</text:p>
      <text:p text:style-name="Normal"/>
      <text:p text:style-name="P5">(LibraryException.java)-Exception package</text:p>
      <text:p text:style-name="Normal"/>
      <text:p text:style-name="Normal">package com.dxc.lms.exception;</text:p>
      <text:p text:style-name="Normal"/>
      <text:p text:style-name="Normal">public class LibraryException extends Exception{</text:p>
      <text:p text:style-name="Normal"/>
      <text:p text:style-name="Normal"><text:tab/>public LibraryException(String msg) {</text:p>
      <text:p text:style-name="Normal"><text:tab/><text:tab/>super(msg);</text:p>
      <text:p text:style-name="Normal"><text:tab/>}</text:p>
      <text:p text:style-name="Normal">}</text:p>
      <text:p text:style-name="Normal"/>
      <text:p text:style-name="P6">(BookDAO.java)-DAO Package</text:p>
      <text:p text:style-name="Normal"/>
      <text:p text:style-name="Normal">package com.dxc.lms.dao;</text:p>
      <text:p text:style-name="Normal"/>
      <text:soft-page-break/>
      <text:p text:style-name="Normal">import java.util.List;</text:p>
      <text:p text:style-name="Normal"/>
      <text:p text:style-name="Normal">import com.dxc.lms.exception.LibraryException;</text:p>
      <text:p text:style-name="Normal">import com.dxc.lms.model.Book;</text:p>
      <text:p text:style-name="Normal"/>
      <text:p text:style-name="Normal">public interface BookDAO {</text:p>
      <text:p text:style-name="Normal"/>
      <text:p text:style-name="Normal"><text:tab/>void addBook(Book book) throws LibraryException;</text:p>
      <text:p text:style-name="Normal"><text:tab/>void deleteBook(int bcode) throws LibraryException;</text:p>
      <text:p text:style-name="Normal"><text:tab/>List&lt;Book&gt; getAllBooks();</text:p>
      <text:p text:style-name="Normal"><text:tab/>Book getBookByCode(int bcode);</text:p>
      <text:p text:style-name="Normal">}</text:p>
      <text:p text:style-name="Normal"/>
      <text:p text:style-name="Normal"/>
      <text:p text:style-name="P7">(BookDAOImpl)</text:p>
      <text:p text:style-name="Normal"/>
      <text:p text:style-name="Normal">package com.dxc.lms.dao;</text:p>
      <text:p text:style-name="Normal"/>
      <text:p text:style-name="Normal">import java.io.File;</text:p>
      <text:p text:style-name="Normal">import java.io.FileInputStream;</text:p>
      <text:p text:style-name="Normal">import java.io.FileOutputStream;</text:p>
      <text:p text:style-name="Normal">import java.io.IOException;</text:p>
      <text:p text:style-name="Normal">import java.io.ObjectInputStream;</text:p>
      <text:p text:style-name="Normal">import java.io.ObjectOutputStream;</text:p>
      <text:p text:style-name="Normal">import java.util.ArrayList;</text:p>
      <text:p text:style-name="Normal">import java.util.List;</text:p>
      <text:p text:style-name="Normal">import java.util.Map;</text:p>
      <text:p text:style-name="Normal">import java.util.TreeMap;</text:p>
      <text:p text:style-name="Normal"/>
      <text:soft-page-break/>
      <text:p text:style-name="Normal">import com.dxc.lms.exception.LibraryException;</text:p>
      <text:p text:style-name="Normal">import com.dxc.lms.model.Book;</text:p>
      <text:p text:style-name="Normal"/>
      <text:p text:style-name="Normal">public class BookDAOImpl implements BookDAO {</text:p>
      <text:p text:style-name="Normal"/>
      <text:p text:style-name="Normal"><text:tab/>private static final String DATA_FILE_NAME = "booksData.dat";//filename to store data</text:p>
      <text:p text:style-name="Normal"/>
      <text:p text:style-name="Normal"><text:tab/>private Map&lt;Integer, Book&gt; booksMap;//map will store all items</text:p>
      <text:p text:style-name="Normal"/>
      <text:p text:style-name="Normal"><text:tab/>public BookDAOImpl() throws LibraryException {</text:p>
      <text:p text:style-name="Normal"><text:tab/><text:tab/>File file = new File(DATA_FILE_NAME);</text:p>
      <text:p text:style-name="Normal"/>
      <text:p text:style-name="Normal"><text:tab/><text:tab/>if(file.exists()) {</text:p>
      <text:p text:style-name="Normal"/>
      <text:p text:style-name="Normal"><text:tab/><text:tab/><text:tab/>try(ObjectInputStream oin = new ObjectInputStream(new FileInputStream(file))) {</text:p>
      <text:p text:style-name="Normal"/>
      <text:p text:style-name="Normal"><text:tab/><text:tab/><text:tab/><text:tab/>booksMap = (Map&lt;Integer, Book&gt;) oin.readObject();</text:p>
      <text:p text:style-name="Normal"/>
      <text:p text:style-name="Normal"><text:tab/><text:tab/><text:tab/>} catch (IOException | ClassNotFoundException e) {</text:p>
      <text:p text:style-name="Normal"><text:tab/><text:tab/><text:tab/><text:tab/>booksMap = new TreeMap&lt;&gt;();</text:p>
      <text:p text:style-name="Normal"><text:tab/><text:tab/><text:tab/><text:tab/>throw new LibraryException("Unable to read data: ");</text:p>
      <text:p text:style-name="Normal"/>
      <text:p text:style-name="Normal"><text:tab/><text:tab/><text:tab/>}</text:p>
      <text:p text:style-name="Normal"><text:tab/><text:tab/>} else {</text:p>
      <text:p text:style-name="Normal"><text:tab/><text:tab/><text:tab/>booksMap = new TreeMap&lt;&gt;();</text:p>
      <text:p text:style-name="Normal"><text:tab/><text:tab/>}</text:p>
      <text:p text:style-name="Normal"><text:tab/>}</text:p>
      <text:p text:style-name="Normal"/>
      <text:p text:style-name="Normal"/>
      <text:p text:style-name="Normal"/>
      <text:p text:style-name="Normal"><text:tab/>private void saveDate() throws LibraryException {</text:p>
      <text:p text:style-name="Normal"/>
      <text:p text:style-name="Normal"><text:tab/><text:tab/>try(ObjectOutputStream oout = new ObjectOutputStream(new FileOutputStream(DATA_FILE_NAME))) {</text:p>
      <text:p text:style-name="Normal"/>
      <text:p text:style-name="Normal"><text:tab/><text:tab/><text:tab/>oout.writeObject(booksMap);</text:p>
      <text:p text:style-name="Normal"/>
      <text:p text:style-name="Normal"><text:tab/><text:tab/>} catch (IOException e) {</text:p>
      <text:p text:style-name="Normal"><text:tab/><text:tab/><text:tab/>throw new LibraryException("Unable to save data");<text:tab/><text:tab/>}</text:p>
      <text:p text:style-name="Normal"><text:tab/>}</text:p>
      <text:p text:style-name="Normal"/>
      <text:p text:style-name="Normal"><text:tab/>@Override</text:p>
      <text:p text:style-name="Normal"><text:tab/>public void addBook(Book book) throws LibraryException {</text:p>
      <text:p text:style-name="Normal"/>
      <text:p text:style-name="Normal"><text:tab/><text:tab/>if(book!= null) {</text:p>
      <text:p text:style-name="Normal"/>
      <text:p text:style-name="Normal"><text:tab/><text:tab/><text:tab/>booksMap.put(book.getBcode(), book);</text:p>
      <text:p text:style-name="Normal"><text:tab/><text:tab/>} else {</text:p>
      <text:p text:style-name="Normal"><text:tab/><text:tab/><text:tab/>throw new LibraryException("Null Item Can Not be stored");</text:p>
      <text:p text:style-name="Normal"><text:tab/><text:tab/>}</text:p>
      <text:p text:style-name="Normal"/>
      <text:p text:style-name="Normal"><text:tab/>}</text:p>
      <text:p text:style-name="Normal"/>
      <text:p text:style-name="Normal"><text:tab/>@Override</text:p>
      <text:p text:style-name="Normal"><text:tab/>public void deleteBook(int bcode) throws LibraryException {</text:p>
      <text:p text:style-name="Normal"/>
      <text:p text:style-name="Normal"><text:tab/><text:tab/>if(booksMap.containsKey(bcode)) {</text:p>
      <text:p text:style-name="Normal"/>
      <text:p text:style-name="Normal"><text:tab/><text:tab/><text:tab/>booksMap.remove(bcode);</text:p>
      <text:p text:style-name="Normal"><text:tab/><text:tab/><text:tab/>saveDate();</text:p>
      <text:p text:style-name="Normal"><text:tab/><text:tab/>} else {</text:p>
      <text:p text:style-name="Normal"><text:tab/><text:tab/><text:tab/>throw new LibraryException("Item"+ bcode +"Not found");</text:p>
      <text:p text:style-name="Normal"><text:tab/><text:tab/>}</text:p>
      <text:p text:style-name="Normal"/>
      <text:p text:style-name="Normal"><text:tab/>}</text:p>
      <text:p text:style-name="Normal"/>
      <text:p text:style-name="Normal"><text:tab/>@Override</text:p>
      <text:p text:style-name="Normal"><text:tab/>public List&lt;Book&gt; getAllBooks() {</text:p>
      <text:p text:style-name="Normal"/>
      <text:p text:style-name="Normal"><text:tab/><text:tab/>return new ArrayList&lt;&gt;(booksMap.values());</text:p>
      <text:p text:style-name="Normal"><text:tab/>}</text:p>
      <text:p text:style-name="Normal"/>
      <text:p text:style-name="Normal"><text:tab/>@Override</text:p>
      <text:p text:style-name="Normal"><text:tab/>public Book getBookByCode(int bcode) {</text:p>
      <text:p text:style-name="Normal"><text:tab/><text:tab/>return booksMap.get(bcode);</text:p>
      <text:p text:style-name="Normal"><text:tab/>}</text:p>
      <text:p text:style-name="Normal"/>
      <text:p text:style-name="Normal">}</text:p>
      <text:p text:style-name="Normal"/>
      <text:p text:style-name="P8">(BookService.java)-ServiceImpl</text:p>
      <text:p text:style-name="Normal">package com.dxc.lms.service;</text:p>
      <text:p text:style-name="Normal"/>
      <text:p text:style-name="Normal">import java.util.List;</text:p>
      <text:p text:style-name="Normal"/>
      <text:p text:style-name="Normal">import com.dxc.lms.exception.LibraryException;</text:p>
      <text:p text:style-name="Normal">import com.dxc.lms.model.Book;</text:p>
      <text:p text:style-name="Normal"/>
      <text:p text:style-name="Normal">public interface BookService {</text:p>
      <text:p text:style-name="Normal"/>
      <text:p text:style-name="Normal"><text:tab/>void addBook(Book book) throws LibraryException;</text:p>
      <text:p text:style-name="Normal"><text:tab/>void deleteBook(int bcode) throws LibraryException;</text:p>
      <text:p text:style-name="Normal"><text:tab/>List&lt;Book&gt; getAllBooks();</text:p>
      <text:p text:style-name="Normal"><text:tab/>Book getBookByCode(int bcode);</text:p>
      <text:p text:style-name="Normal">}</text:p>
      <text:p text:style-name="P9">(BookServiceImpl)</text:p>
      <text:p text:style-name="Normal"/>
      <text:p text:style-name="Normal">package com.dxc.lms.service;</text:p>
      <text:p text:style-name="Normal"/>
      <text:p text:style-name="Normal">import java.time.LocalDate;</text:p>
      <text:p text:style-name="Normal">import java.util.ArrayList;</text:p>
      <text:p text:style-name="Normal">import java.util.List;</text:p>
      <text:p text:style-name="Normal"/>
      <text:p text:style-name="Normal">import com.dxc.lms.dao.BookDAO;</text:p>
      <text:p text:style-name="Normal">import com.dxc.lms.dao.BookDAOImpl;</text:p>
      <text:p text:style-name="Normal">import com.dxc.lms.exception.LibraryException;</text:p>
      <text:p text:style-name="Normal">import com.dxc.lms.model.Book;</text:p>
      <text:p text:style-name="Normal"/>
      <text:p text:style-name="Normal">public class BookServiceImpl implements BookService {</text:p>
      <text:p text:style-name="Normal"/>
      <text:p text:style-name="Normal"><text:tab/>private BookDAO bookDao;</text:p>
      <text:p text:style-name="Normal"><text:tab/></text:p>
      <text:p text:style-name="Normal"><text:tab/>public BookServiceImpl() throws LibraryException {</text:p>
      <text:p text:style-name="Normal"><text:tab/><text:tab/>this.bookDao = new BookDAOImpl();</text:p>
      <text:p text:style-name="Normal"><text:tab/>}</text:p>
      <text:p text:style-name="Normal"><text:tab/></text:p>
      <text:soft-page-break/>
      <text:p text:style-name="Normal"><text:tab/>private boolean isValidBcode(int bcode) {</text:p>
      <text:p text:style-name="Normal"><text:tab/><text:tab/></text:p>
      <text:p text:style-name="Normal"><text:tab/><text:tab/>return bcode &gt; 0 &amp;&amp; (bookDao.getBookByCode(bcode)==null);</text:p>
      <text:p text:style-name="Normal"><text:tab/>}</text:p>
      <text:p text:style-name="Normal"><text:tab/></text:p>
      <text:p text:style-name="Normal"><text:tab/>private boolean isValidBname(String bname) {</text:p>
      <text:p text:style-name="Normal"><text:tab/><text:tab/></text:p>
      <text:p text:style-name="Normal"><text:tab/><text:tab/>return bname != null &amp;&amp; bname.length()&gt;5 &amp;&amp; bname.length()&lt;20;</text:p>
      <text:p text:style-name="Normal"><text:tab/>}</text:p>
      <text:p text:style-name="Normal"><text:tab/></text:p>
      <text:p text:style-name="Normal"><text:tab/>private boolean isValidPrice(double price) {</text:p>
      <text:p text:style-name="Normal"><text:tab/><text:tab/></text:p>
      <text:p text:style-name="Normal"><text:tab/><text:tab/>return price&gt;0;</text:p>
      <text:p text:style-name="Normal"><text:tab/>}</text:p>
      <text:p text:style-name="Normal"><text:tab/></text:p>
      <text:p text:style-name="Normal"><text:tab/>private boolean isValidPackageDate(LocalDate packageDate) <text:s/>{</text:p>
      <text:p text:style-name="Normal"><text:tab/><text:tab/></text:p>
      <text:p text:style-name="Normal"><text:tab/><text:tab/>LocalDate today = LocalDate.now();</text:p>
      <text:p text:style-name="Normal"><text:tab/><text:tab/>return !packageDate.isAfter(today);</text:p>
      <text:p text:style-name="Normal"><text:tab/>}</text:p>
      <text:p text:style-name="Normal"><text:tab/></text:p>
      <text:p text:style-name="Normal"><text:tab/>private boolean isValidBook(Book book) throws LibraryException {</text:p>
      <text:p text:style-name="Normal"/>
      <text:p text:style-name="Normal"><text:tab/><text:tab/>boolean isValid=true;</text:p>
      <text:p text:style-name="Normal"/>
      <text:p text:style-name="Normal"><text:tab/><text:tab/>if(book==null) {</text:p>
      <text:p text:style-name="Normal"><text:tab/><text:tab/><text:tab/>isValid=false;</text:p>
      <text:p text:style-name="Normal"><text:tab/><text:tab/><text:tab/>throw new LibraryException("Item can not null");</text:p>
      <text:p text:style-name="Normal"><text:tab/><text:tab/>}</text:p>
      <text:p text:style-name="Normal"/>
      <text:p text:style-name="Normal"><text:tab/><text:tab/>List&lt;String&gt; errMsgs = new ArrayList&lt;String&gt;();</text:p>
      <text:p text:style-name="Normal"/>
      <text:p text:style-name="Normal"><text:tab/><text:tab/>if(!isValidBcode(book.getBcode())){</text:p>
      <text:p text:style-name="Normal"><text:tab/><text:tab/><text:tab/>errMsgs.add("Err: Icode can be zero or negative, Icode can not be repetative.");</text:p>
      <text:p text:style-name="Normal"><text:tab/><text:tab/>}</text:p>
      <text:p text:style-name="Normal"><text:tab/><text:tab/>if(!isValidBname(book.getBname())){</text:p>
      <text:p text:style-name="Normal"><text:tab/><text:tab/><text:tab/>errMsgs.add("Err: Title can not be blank, and must be of 5 to 20 chars in length.");</text:p>
      <text:p text:style-name="Normal"><text:tab/><text:tab/>}</text:p>
      <text:p text:style-name="Normal"><text:tab/><text:tab/>if(!isValidPrice(book.getPrice())){</text:p>
      <text:p text:style-name="Normal"><text:tab/><text:tab/><text:tab/>errMsgs.add("Err: Price can be zero or negative.");</text:p>
      <text:p text:style-name="Normal"><text:tab/><text:tab/>}</text:p>
      <text:p text:style-name="Normal"><text:tab/><text:tab/>if(!isValidPackageDate(book.getPackageDate())) {</text:p>
      <text:p text:style-name="Normal"><text:tab/><text:tab/><text:tab/>errMsgs.add("Err: Package Date can not be a future date.");</text:p>
      <text:p text:style-name="Normal"><text:tab/><text:tab/>}</text:p>
      <text:p text:style-name="Normal"/>
      <text:p text:style-name="Normal"><text:tab/><text:tab/>if(errMsgs.size()&gt;0) {</text:p>
      <text:p text:style-name="Normal"><text:tab/><text:tab/><text:tab/>isValid=false;</text:p>
      <text:p text:style-name="Normal"><text:tab/><text:tab/><text:tab/>throw new LibraryException(errMsgs.toString());</text:p>
      <text:p text:style-name="Normal"><text:tab/><text:tab/>}</text:p>
      <text:p text:style-name="Normal"/>
      <text:p text:style-name="Normal"><text:tab/><text:tab/>return isValid;</text:p>
      <text:p text:style-name="Normal"><text:tab/>}</text:p>
      <text:p text:style-name="Normal"><text:tab/></text:p>
      <text:p text:style-name="Normal"><text:tab/>@Override</text:p>
      <text:p text:style-name="Normal"><text:tab/>public void addBook(Book book) throws LibraryException {</text:p>
      <text:p text:style-name="Normal"><text:tab/><text:tab/></text:p>
      <text:p text:style-name="Normal"><text:tab/><text:tab/>if(isValidBook(book)) {</text:p>
      <text:soft-page-break/>
      <text:p text:style-name="Normal"><text:tab/><text:tab/><text:tab/>bookDao.addBook(book);</text:p>
      <text:p text:style-name="Normal"><text:tab/><text:tab/>}</text:p>
      <text:p text:style-name="Normal"/>
      <text:p text:style-name="Normal"><text:tab/>}</text:p>
      <text:p text:style-name="Normal"/>
      <text:p text:style-name="Normal"><text:tab/>@Override</text:p>
      <text:p text:style-name="Normal"><text:tab/>public void deleteBook(int bcode) throws LibraryException {</text:p>
      <text:p text:style-name="Normal"><text:tab/><text:tab/></text:p>
      <text:p text:style-name="Normal"><text:tab/><text:tab/>bookDao.deleteBook(bcode);</text:p>
      <text:p text:style-name="Normal"><text:tab/>}</text:p>
      <text:p text:style-name="Normal"/>
      <text:p text:style-name="Normal"><text:tab/>@Override</text:p>
      <text:p text:style-name="Normal"><text:tab/>public List&lt;Book&gt; getAllBooks() {</text:p>
      <text:p text:style-name="Normal"><text:tab/><text:tab/></text:p>
      <text:p text:style-name="Normal"><text:tab/><text:tab/>return bookDao.getAllBooks();</text:p>
      <text:p text:style-name="Normal"><text:tab/>}</text:p>
      <text:p text:style-name="Normal"/>
      <text:p text:style-name="Normal"><text:tab/>@Override</text:p>
      <text:p text:style-name="Normal"><text:tab/>public Book getBookByCode(int bcode) {</text:p>
      <text:p text:style-name="Normal"><text:tab/><text:tab/></text:p>
      <text:p text:style-name="Normal"><text:tab/><text:tab/>return bookDao.getBookByCode(bcode);</text:p>
      <text:p text:style-name="Normal"><text:tab/>}</text:p>
      <text:p text:style-name="Normal"/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GH, KIRTIVARDHAN</meta:initial-creator>
    <dc:creator>SINGH, KIRTIVARDHAN</dc:creator>
    <meta:creation-date>2020-05-28T02:36:00Z</meta:creation-date>
    <dc:date>2020-05-28T02:44:00Z</dc:date>
    <meta:template xlink:href="Normal.dotm" xlink:type="simple"/>
    <meta:editing-cycles>1</meta:editing-cycles>
    <meta:editing-duration>PT480S</meta:editing-duration>
    <meta:document-statistic meta:page-count="16" meta:paragraph-count="19" meta:word-count="1461" meta:character-count="9772" meta:row-count="69" meta:non-whitespace-character-count="8330"/>
  </office:meta>
</office:document-meta>
</file>